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c54d" officeooo:paragraph-rsid="0007c54d"/>
    </style:style>
    <style:style style:name="P2" style:family="paragraph" style:parent-style-name="Standard">
      <style:text-properties officeooo:rsid="00089bbb" officeooo:paragraph-rsid="00089bbb"/>
    </style:style>
    <style:style style:name="T1" style:family="text">
      <style:text-properties officeooo:rsid="00089b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] Qu’est-ce qui a été fait pendant la demi-journée d<text:span text:style-name="T1">e solidarité ?</text:span></text:p>
      <text:p text:style-name="P1"/>
      <text:p text:style-name="P2">II]TRMD</text:p>
      <text:p text:style-name="P2"/>
      <text:p text:style-name="P2">trop de une heure sur la 6B en anglais qui est bilingue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5:16:57.582000000</meta:creation-date>
    <meta:generator>LibreOffice/7.4.3.2$Windows_X86_64 LibreOffice_project/1048a8393ae2eeec98dff31b5c133c5f1d08b890</meta:generator>
    <dc:date>2025-04-03T16:45:05.022000000</dc:date>
    <meta:editing-duration>PT1H28M8S</meta:editing-duration>
    <meta:editing-cycles>2</meta:editing-cycles>
    <meta:document-statistic meta:table-count="0" meta:image-count="0" meta:object-count="0" meta:page-count="1" meta:paragraph-count="3" meta:word-count="25" meta:character-count="129" meta:non-whitespace-character-count="107"/>
  </office:meta>
</office:document-meta>
</file>